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8185_path" table:style-name="ta1">
        <table:shapes>
          <draw:frame draw:z-index="0" draw:style-name="gr1" draw:text-style-name="P1" svg:width="372.93pt" svg:height="261.27pt" svg:x="69.28pt" svg:y="276.32pt">
            <loext:p draw:notify-on-update-of-ranges="18185_path.A2:18185_path.A20 18185_path.B1:18185_path.B1 18185_path.B2:18185_path.B20 18185_path.A2:18185_path.A20 18185_path.C1:18185_path.C1 18185_path.C2:18185_path.C20 18185_path.A2:18185_path.A20 18185_path.D1:18185_path.D1 18185_path.D2:18185_path.D20 18185_path.A2:18185_path.A20 18185_path.E1:18185_path.E1 18185_path.E2:18185_path.E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Tree</text:p>
          </table:table-cell>
          <table:table-cell office:value-type="string" calcext:value-type="string">
            <text:p>MzTree+Cache</text:p>
          </table:table-cell>
          <table:table-cell office:value-type="string" calcext:value-type="string">
            <text:p>MzTree+Summary</text:p>
          </table:table-cell>
        </table:table-row>
        <table:table-row table:style-name="ro1">
          <table:table-cell office:value-type="float" office:value="146269739" calcext:value-type="float">
            <text:p>146269739</text:p>
          </table:table-cell>
          <table:table-cell office:value-type="float" office:value="410.517153186005" calcext:value-type="float">
            <text:p>410.517153186005</text:p>
          </table:table-cell>
          <table:table-cell office:value-type="float" office:value="360.585" calcext:value-type="float">
            <text:p>360.585</text:p>
          </table:table-cell>
          <table:table-cell office:value-type="float" office:value="59.874" calcext:value-type="float">
            <text:p>59.874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107519825" calcext:value-type="float">
            <text:p>107519825</text:p>
          </table:table-cell>
          <table:table-cell office:value-type="float" office:value="312.492429145008" calcext:value-type="float">
            <text:p>312.492429145008</text:p>
          </table:table-cell>
          <table:table-cell office:value-type="float" office:value="243.312" calcext:value-type="float">
            <text:p>243.312</text:p>
          </table:table-cell>
          <table:table-cell office:value-type="float" office:value="32.08" calcext:value-type="float">
            <text:p>32.08</text:p>
          </table:table-cell>
          <table:table-cell office:value-type="float" office:value="2.262" calcext:value-type="float">
            <text:p>2.262</text:p>
          </table:table-cell>
        </table:table-row>
        <table:table-row table:style-name="ro1">
          <table:table-cell office:value-type="float" office:value="40988748" calcext:value-type="float">
            <text:p>40988748</text:p>
          </table:table-cell>
          <table:table-cell office:value-type="float" office:value="151.215373757994" calcext:value-type="float">
            <text:p>151.215373757994</text:p>
          </table:table-cell>
          <table:table-cell office:value-type="float" office:value="101.229" calcext:value-type="float">
            <text:p>101.229</text:p>
          </table:table-cell>
          <table:table-cell office:value-type="float" office:value="15.984" calcext:value-type="float">
            <text:p>15.984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73323791" calcext:value-type="float">
            <text:p>73323791</text:p>
          </table:table-cell>
          <table:table-cell office:value-type="float" office:value="240.194383477999" calcext:value-type="float">
            <text:p>240.194383477999</text:p>
          </table:table-cell>
          <table:table-cell office:value-type="float" office:value="183.952" calcext:value-type="float">
            <text:p>183.952</text:p>
          </table:table-cell>
          <table:table-cell office:value-type="float" office:value="27.492" calcext:value-type="float">
            <text:p>27.492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63947760" calcext:value-type="float">
            <text:p>63947760</text:p>
          </table:table-cell>
          <table:table-cell office:value-type="float" office:value="210.511929423981" calcext:value-type="float">
            <text:p>210.511929423981</text:p>
          </table:table-cell>
          <table:table-cell office:value-type="float" office:value="161.898" calcext:value-type="float">
            <text:p>161.898</text:p>
          </table:table-cell>
          <table:table-cell office:value-type="float" office:value="18.548" calcext:value-type="float">
            <text:p>18.548</text:p>
          </table:table-cell>
          <table:table-cell office:value-type="float" office:value="2.403" calcext:value-type="float">
            <text:p>2.403</text:p>
          </table:table-cell>
        </table:table-row>
        <table:table-row table:style-name="ro1">
          <table:table-cell office:value-type="float" office:value="211129540" calcext:value-type="float">
            <text:p>211129540</text:p>
          </table:table-cell>
          <table:table-cell office:value-type="float" office:value="534.389508760996" calcext:value-type="float">
            <text:p>534.389508760996</text:p>
          </table:table-cell>
          <table:table-cell office:value-type="float" office:value="485.868" calcext:value-type="float">
            <text:p>485.868</text:p>
          </table:table-cell>
          <table:table-cell office:value-type="float" office:value="90.398" calcext:value-type="float">
            <text:p>90.398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64382425" calcext:value-type="float">
            <text:p>64382425</text:p>
          </table:table-cell>
          <table:table-cell office:value-type="float" office:value="218.522431256013" calcext:value-type="float">
            <text:p>218.522431256013</text:p>
          </table:table-cell>
          <table:table-cell office:value-type="float" office:value="160.063" calcext:value-type="float">
            <text:p>160.063</text:p>
          </table:table-cell>
          <table:table-cell office:value-type="float" office:value="21.791" calcext:value-type="float">
            <text:p>21.791</text:p>
          </table:table-cell>
          <table:table-cell office:value-type="float" office:value="1.825" calcext:value-type="float">
            <text:p>1.825</text:p>
          </table:table-cell>
        </table:table-row>
        <table:table-row table:style-name="ro1">
          <table:table-cell office:value-type="float" office:value="70085859" calcext:value-type="float">
            <text:p>70085859</text:p>
          </table:table-cell>
          <table:table-cell office:value-type="float" office:value="233.557813595999" calcext:value-type="float">
            <text:p>233.557813595999</text:p>
          </table:table-cell>
          <table:table-cell office:value-type="float" office:value="168.913" calcext:value-type="float">
            <text:p>168.913</text:p>
          </table:table-cell>
          <table:table-cell office:value-type="float" office:value="22.5" calcext:value-type="float">
            <text:p>22.5</text:p>
          </table:table-cell>
          <table:table-cell office:value-type="float" office:value="2.071" calcext:value-type="float">
            <text:p>2.071</text:p>
          </table:table-cell>
        </table:table-row>
        <table:table-row table:style-name="ro1">
          <table:table-cell office:value-type="float" office:value="79329386" calcext:value-type="float">
            <text:p>79329386</text:p>
          </table:table-cell>
          <table:table-cell office:value-type="float" office:value="230.423370157012" calcext:value-type="float">
            <text:p>230.423370157012</text:p>
          </table:table-cell>
          <table:table-cell office:value-type="float" office:value="195.588" calcext:value-type="float">
            <text:p>195.588</text:p>
          </table:table-cell>
          <table:table-cell office:value-type="float" office:value="30.614" calcext:value-type="float">
            <text:p>30.614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83445046" calcext:value-type="float">
            <text:p>83445046</text:p>
          </table:table-cell>
          <table:table-cell office:value-type="float" office:value="273.447984891001" calcext:value-type="float">
            <text:p>273.447984891001</text:p>
          </table:table-cell>
          <table:table-cell office:value-type="float" office:value="209.658" calcext:value-type="float">
            <text:p>209.658</text:p>
          </table:table-cell>
          <table:table-cell office:value-type="float" office:value="22.622" calcext:value-type="float">
            <text:p>22.622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47006243" calcext:value-type="float">
            <text:p>47006243</text:p>
          </table:table-cell>
          <table:table-cell office:value-type="float" office:value="181.465909895989" calcext:value-type="float">
            <text:p>181.465909895989</text:p>
          </table:table-cell>
          <table:table-cell office:value-type="float" office:value="115.1" calcext:value-type="float">
            <text:p>115.1</text:p>
          </table:table-cell>
          <table:table-cell office:value-type="float" office:value="13.575" calcext:value-type="float">
            <text:p>13.575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float" office:value="197121128" calcext:value-type="float">
            <text:p>197121128</text:p>
          </table:table-cell>
          <table:table-cell office:value-type="float" office:value="541.090980290988" calcext:value-type="float">
            <text:p>541.090980290988</text:p>
          </table:table-cell>
          <table:table-cell office:value-type="float" office:value="439.634" calcext:value-type="float">
            <text:p>439.634</text:p>
          </table:table-cell>
          <table:table-cell office:value-type="float" office:value="77.202" calcext:value-type="float">
            <text:p>77.202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float" office:value="258873517" calcext:value-type="float">
            <text:p>258873517</text:p>
          </table:table-cell>
          <table:table-cell office:value-type="float" office:value="627.869376758015" calcext:value-type="float">
            <text:p>627.869376758015</text:p>
          </table:table-cell>
          <table:table-cell office:value-type="float" office:value="634.952" calcext:value-type="float">
            <text:p>634.952</text:p>
          </table:table-cell>
          <table:table-cell office:value-type="float" office:value="88.763" calcext:value-type="float">
            <text:p>88.76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60634429" calcext:value-type="float">
            <text:p>60634429</text:p>
          </table:table-cell>
          <table:table-cell office:value-type="float" office:value="204.186256759998" calcext:value-type="float">
            <text:p>204.186256759998</text:p>
          </table:table-cell>
          <table:table-cell office:value-type="float" office:value="148.726" calcext:value-type="float">
            <text:p>148.726</text:p>
          </table:table-cell>
          <table:table-cell office:value-type="float" office:value="21.255" calcext:value-type="float">
            <text:p>21.255</text:p>
          </table:table-cell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60607237" calcext:value-type="float">
            <text:p>60607237</text:p>
          </table:table-cell>
          <table:table-cell office:value-type="float" office:value="213.489925041002" calcext:value-type="float">
            <text:p>213.489925041002</text:p>
          </table:table-cell>
          <table:table-cell office:value-type="float" office:value="150.478" calcext:value-type="float">
            <text:p>150.478</text:p>
          </table:table-cell>
          <table:table-cell office:value-type="float" office:value="23.546" calcext:value-type="float">
            <text:p>23.546</text:p>
          </table:table-cell>
          <table:table-cell office:value-type="float" office:value="2.254" calcext:value-type="float">
            <text:p>2.254</text:p>
          </table:table-cell>
        </table:table-row>
        <table:table-row table:style-name="ro1">
          <table:table-cell office:value-type="float" office:value="62618216" calcext:value-type="float">
            <text:p>62618216</text:p>
          </table:table-cell>
          <table:table-cell office:value-type="float" office:value="202.505544566997" calcext:value-type="float">
            <text:p>202.505544566997</text:p>
          </table:table-cell>
          <table:table-cell office:value-type="float" office:value="153.634" calcext:value-type="float">
            <text:p>153.634</text:p>
          </table:table-cell>
          <table:table-cell office:value-type="float" office:value="21.238" calcext:value-type="float">
            <text:p>21.238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72439853" calcext:value-type="float">
            <text:p>72439853</text:p>
          </table:table-cell>
          <table:table-cell office:value-type="float" office:value="219.923999623997" calcext:value-type="float">
            <text:p>219.923999623997</text:p>
          </table:table-cell>
          <table:table-cell office:value-type="float" office:value="169.962" calcext:value-type="float">
            <text:p>169.962</text:p>
          </table:table-cell>
          <table:table-cell office:value-type="float" office:value="29.506" calcext:value-type="float">
            <text:p>29.506</text:p>
          </table:table-cell>
          <table:table-cell office:value-type="float" office:value="1.825" calcext:value-type="float">
            <text:p>1.825</text:p>
          </table:table-cell>
        </table:table-row>
        <table:table-row table:style-name="ro1">
          <table:table-cell office:value-type="float" office:value="185801750" calcext:value-type="float">
            <text:p>185801750</text:p>
          </table:table-cell>
          <table:table-cell office:value-type="float" office:value="500.499011622997" calcext:value-type="float">
            <text:p>500.499011622997</text:p>
          </table:table-cell>
          <table:table-cell office:value-type="float" office:value="450.272" calcext:value-type="float">
            <text:p>450.272</text:p>
          </table:table-cell>
          <table:table-cell office:value-type="float" office:value="80.704" calcext:value-type="float">
            <text:p>80.704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56710687" calcext:value-type="float">
            <text:p>56710687</text:p>
          </table:table-cell>
          <table:table-cell office:value-type="float" office:value="217.014316942998" calcext:value-type="float">
            <text:p>217.014316942998</text:p>
          </table:table-cell>
          <table:table-cell office:value-type="float" office:value="139.244" calcext:value-type="float">
            <text:p>139.244</text:p>
          </table:table-cell>
          <table:table-cell office:value-type="float" office:value="21.33" calcext:value-type="float">
            <text:p>21.33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0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0" number:min-exponent-digits="2" loext:exponent-interval="1" loext:forced-exponent-sign="false"/>
    </number:number-style>
    <number:number-style style:name="N124">
      <number:scientific-number number:decimal-places="0" loext:min-decimal-places="0" number:min-integer-digits="0" number:min-exponent-digits="1" loext:exponent-interval="1" loext:forced-exponent-sign="false"/>
    </number:number-style>
    <number:number-style style:name="N125">
      <number:scientific-number number:decimal-places="0" loext:min-decimal-places="0" number:min-integer-digits="0" number:min-exponent-digits="1" loext:exponent-interval="1" loext:forced-exponent-sign="fals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fals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0:06:05.694472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4T11:53:26.839896202</dc:date>
    <meta:editing-duration>PT2H29M54S</meta:editing-duration>
    <meta:editing-cycles>16</meta:editing-cycles>
    <meta:generator>LibreOffice/5.2.0.4$Linux_X86_64 LibreOffice_project/20m0$Build-4</meta:generator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1" loext:min-decimal-places="1" number:min-integer-digits="1" number:min-exponent-digits="1" loext:exponent-interval="1" loext:forced-exponent-sign="fals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2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57cm" svg:height="9.218cm" xlink:href=".." xlink:type="simple" chart:class="chart:scatter" chart:style-name="ch1">
        <chart:title svg:x="4.682cm" svg:y="0.32cm" chart:style-name="ch2">
          <text:p>Query Time (Path)</text:p>
        </chart:title>
        <chart:legend chart:legend-position="end" svg:x="9.571cm" svg:y="3.563cm" style:legend-expansion="high" chart:style-name="ch3"/>
        <chart:plot-area chart:style-name="ch4" table:cell-range-address="18185_path.A2:18185_path.E20 18185_path.B1:18185_path.E1" chart:data-source-has-labels="row" svg:x="1.274cm" svg:y="1.283cm" svg:width="8.034cm" svg:height="6.77cm">
          <chartooo:coordinate-region svg:x="2.081cm" svg:y="1.482cm" svg:width="6.775cm" svg:height="5.924cm"/>
          <chart:axis chart:dimension="x" chart:name="primary-x" chart:style-name="ch5">
            <chart:title svg:x="4.414cm" svg:y="8.237cm" chart:style-name="ch6">
              <text:p>Total Points</text:p>
            </chart:title>
          </chart:axis>
          <chart:axis chart:dimension="y" chart:name="primary-y" chart:style-name="ch7">
            <chart:title svg:x="0.451cm" svg:y="5.823cm" chart:style-name="ch8">
              <text:p>Time (seconds)</text:p>
            </chart:title>
            <chart:grid chart:style-name="ch9" chart:class="major"/>
          </chart:axis>
          <chart:series chart:style-name="ch10" chart:values-cell-range-address="18185_path.B2:18185_path.B20" chart:label-cell-address="18185_path.B1:18185_path.B1" chart:class="chart:scatter">
            <chart:domain table:cell-range-address="18185_path.A2:18185_path.A20"/>
            <chart:data-point chart:repeated="19"/>
          </chart:series>
          <chart:series chart:style-name="ch11" chart:values-cell-range-address="18185_path.C2:18185_path.C20" chart:label-cell-address="18185_path.C1:18185_path.C1" chart:class="chart:scatter">
            <chart:data-point chart:repeated="19"/>
          </chart:series>
          <chart:series chart:style-name="ch12" chart:values-cell-range-address="18185_path.D2:18185_path.D20" chart:label-cell-address="18185_path.D1:18185_path.D1" chart:class="chart:scatter">
            <chart:data-point chart:repeated="19"/>
          </chart:series>
          <chart:series chart:style-name="ch13" chart:values-cell-range-address="18185_path.E2:18185_path.E20" chart:label-cell-address="18185_path.E1:18185_path.E1" chart:class="chart:scatte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18185_path.B1:18185_path.B1</svg:desc>
                </draw:g>
              </table:table-cell>
              <table:table-cell office:value-type="string">
                <text:p>MzTree</text:p>
                <draw:g>
                  <svg:desc>18185_path.C1:18185_path.C1</svg:desc>
                </draw:g>
              </table:table-cell>
              <table:table-cell office:value-type="string">
                <text:p>MzTree+Cache</text:p>
                <draw:g>
                  <svg:desc>18185_path.D1:18185_path.D1</svg:desc>
                </draw:g>
              </table:table-cell>
              <table:table-cell office:value-type="string">
                <text:p>MzTree+Summary</text:p>
                <draw:g>
                  <svg:desc>18185_path.E1:18185_path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269739">
                <text:p>146269739</text:p>
                <draw:g>
                  <svg:desc>18185_path.A2:18185_path.A20</svg:desc>
                </draw:g>
              </table:table-cell>
              <table:table-cell office:value-type="float" office:value="410.517153186005">
                <text:p>410.517153186005</text:p>
                <draw:g>
                  <svg:desc>18185_path.B2:18185_path.B20</svg:desc>
                </draw:g>
              </table:table-cell>
              <table:table-cell office:value-type="float" office:value="360.585">
                <text:p>360.585</text:p>
                <draw:g>
                  <svg:desc>18185_path.C2:18185_path.C20</svg:desc>
                </draw:g>
              </table:table-cell>
              <table:table-cell office:value-type="float" office:value="59.874">
                <text:p>59.874</text:p>
                <draw:g>
                  <svg:desc>18185_path.D2:18185_path.D20</svg:desc>
                </draw:g>
              </table:table-cell>
              <table:table-cell office:value-type="float" office:value="1.636">
                <text:p>1.636</text:p>
                <draw:g>
                  <svg:desc>18185_path.E2:18185_path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519825">
                <text:p>107519825</text:p>
              </table:table-cell>
              <table:table-cell office:value-type="float" office:value="312.492429145008">
                <text:p>312.492429145008</text:p>
              </table:table-cell>
              <table:table-cell office:value-type="float" office:value="243.312">
                <text:p>243.312</text:p>
              </table:table-cell>
              <table:table-cell office:value-type="float" office:value="32.08">
                <text:p>32.08</text:p>
              </table:table-cell>
              <table:table-cell office:value-type="float" office:value="2.262">
                <text:p>2.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88748">
                <text:p>40988748</text:p>
              </table:table-cell>
              <table:table-cell office:value-type="float" office:value="151.215373757994">
                <text:p>151.215373757994</text:p>
              </table:table-cell>
              <table:table-cell office:value-type="float" office:value="101.229">
                <text:p>101.229</text:p>
              </table:table-cell>
              <table:table-cell office:value-type="float" office:value="15.984">
                <text:p>15.984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323791">
                <text:p>73323791</text:p>
              </table:table-cell>
              <table:table-cell office:value-type="float" office:value="240.194383477999">
                <text:p>240.194383477999</text:p>
              </table:table-cell>
              <table:table-cell office:value-type="float" office:value="183.952">
                <text:p>183.952</text:p>
              </table:table-cell>
              <table:table-cell office:value-type="float" office:value="27.492">
                <text:p>27.49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947760">
                <text:p>63947760</text:p>
              </table:table-cell>
              <table:table-cell office:value-type="float" office:value="210.511929423981">
                <text:p>210.511929423981</text:p>
              </table:table-cell>
              <table:table-cell office:value-type="float" office:value="161.898">
                <text:p>161.898</text:p>
              </table:table-cell>
              <table:table-cell office:value-type="float" office:value="18.548">
                <text:p>18.548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1129540">
                <text:p>211129540</text:p>
              </table:table-cell>
              <table:table-cell office:value-type="float" office:value="534.389508760996">
                <text:p>534.389508760996</text:p>
              </table:table-cell>
              <table:table-cell office:value-type="float" office:value="485.868">
                <text:p>485.868</text:p>
              </table:table-cell>
              <table:table-cell office:value-type="float" office:value="90.398">
                <text:p>90.398</text:p>
              </table:table-cell>
              <table:table-cell office:value-type="float" office:value="2.132">
                <text:p>2.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382425">
                <text:p>64382425</text:p>
              </table:table-cell>
              <table:table-cell office:value-type="float" office:value="218.522431256013">
                <text:p>218.522431256013</text:p>
              </table:table-cell>
              <table:table-cell office:value-type="float" office:value="160.063">
                <text:p>160.063</text:p>
              </table:table-cell>
              <table:table-cell office:value-type="float" office:value="21.791">
                <text:p>21.791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85859">
                <text:p>70085859</text:p>
              </table:table-cell>
              <table:table-cell office:value-type="float" office:value="233.557813595999">
                <text:p>233.557813595999</text:p>
              </table:table-cell>
              <table:table-cell office:value-type="float" office:value="168.913">
                <text:p>168.913</text:p>
              </table:table-cell>
              <table:table-cell office:value-type="float" office:value="22.5">
                <text:p>22.5</text:p>
              </table:table-cell>
              <table:table-cell office:value-type="float" office:value="2.071">
                <text:p>2.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329386">
                <text:p>79329386</text:p>
              </table:table-cell>
              <table:table-cell office:value-type="float" office:value="230.423370157012">
                <text:p>230.423370157012</text:p>
              </table:table-cell>
              <table:table-cell office:value-type="float" office:value="195.588">
                <text:p>195.588</text:p>
              </table:table-cell>
              <table:table-cell office:value-type="float" office:value="30.614">
                <text:p>30.614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445046">
                <text:p>83445046</text:p>
              </table:table-cell>
              <table:table-cell office:value-type="float" office:value="273.447984891001">
                <text:p>273.447984891001</text:p>
              </table:table-cell>
              <table:table-cell office:value-type="float" office:value="209.658">
                <text:p>209.658</text:p>
              </table:table-cell>
              <table:table-cell office:value-type="float" office:value="22.622">
                <text:p>22.62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06243">
                <text:p>47006243</text:p>
              </table:table-cell>
              <table:table-cell office:value-type="float" office:value="181.465909895989">
                <text:p>181.465909895989</text:p>
              </table:table-cell>
              <table:table-cell office:value-type="float" office:value="115.1">
                <text:p>115.1</text:p>
              </table:table-cell>
              <table:table-cell office:value-type="float" office:value="13.575">
                <text:p>13.575</text:p>
              </table:table-cell>
              <table:table-cell office:value-type="float" office:value="1.541">
                <text:p>1.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21128">
                <text:p>197121128</text:p>
              </table:table-cell>
              <table:table-cell office:value-type="float" office:value="541.090980290988">
                <text:p>541.090980290988</text:p>
              </table:table-cell>
              <table:table-cell office:value-type="float" office:value="439.634">
                <text:p>439.634</text:p>
              </table:table-cell>
              <table:table-cell office:value-type="float" office:value="77.202">
                <text:p>77.202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8873517">
                <text:p>258873517</text:p>
              </table:table-cell>
              <table:table-cell office:value-type="float" office:value="627.869376758015">
                <text:p>627.869376758015</text:p>
              </table:table-cell>
              <table:table-cell office:value-type="float" office:value="634.952">
                <text:p>634.952</text:p>
              </table:table-cell>
              <table:table-cell office:value-type="float" office:value="88.763">
                <text:p>88.76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634429">
                <text:p>60634429</text:p>
              </table:table-cell>
              <table:table-cell office:value-type="float" office:value="204.186256759998">
                <text:p>204.186256759998</text:p>
              </table:table-cell>
              <table:table-cell office:value-type="float" office:value="148.726">
                <text:p>148.726</text:p>
              </table:table-cell>
              <table:table-cell office:value-type="float" office:value="21.255">
                <text:p>21.255</text:p>
              </table:table-cell>
              <table:table-cell office:value-type="float" office:value="1.829">
                <text:p>1.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607237">
                <text:p>60607237</text:p>
              </table:table-cell>
              <table:table-cell office:value-type="float" office:value="213.489925041002">
                <text:p>213.489925041002</text:p>
              </table:table-cell>
              <table:table-cell office:value-type="float" office:value="150.478">
                <text:p>150.478</text:p>
              </table:table-cell>
              <table:table-cell office:value-type="float" office:value="23.546">
                <text:p>23.546</text:p>
              </table:table-cell>
              <table:table-cell office:value-type="float" office:value="2.254">
                <text:p>2.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618216">
                <text:p>62618216</text:p>
              </table:table-cell>
              <table:table-cell office:value-type="float" office:value="202.505544566997">
                <text:p>202.505544566997</text:p>
              </table:table-cell>
              <table:table-cell office:value-type="float" office:value="153.634">
                <text:p>153.634</text:p>
              </table:table-cell>
              <table:table-cell office:value-type="float" office:value="21.238">
                <text:p>21.238</text:p>
              </table:table-cell>
              <table:table-cell office:value-type="float" office:value="2.002">
                <text:p>2.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439853">
                <text:p>72439853</text:p>
              </table:table-cell>
              <table:table-cell office:value-type="float" office:value="219.923999623997">
                <text:p>219.923999623997</text:p>
              </table:table-cell>
              <table:table-cell office:value-type="float" office:value="169.962">
                <text:p>169.962</text:p>
              </table:table-cell>
              <table:table-cell office:value-type="float" office:value="29.506">
                <text:p>29.506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801750">
                <text:p>185801750</text:p>
              </table:table-cell>
              <table:table-cell office:value-type="float" office:value="500.499011622997">
                <text:p>500.499011622997</text:p>
              </table:table-cell>
              <table:table-cell office:value-type="float" office:value="450.272">
                <text:p>450.272</text:p>
              </table:table-cell>
              <table:table-cell office:value-type="float" office:value="80.704">
                <text:p>80.704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710687">
                <text:p>56710687</text:p>
              </table:table-cell>
              <table:table-cell office:value-type="float" office:value="217.014316942998">
                <text:p>217.014316942998</text:p>
              </table:table-cell>
              <table:table-cell office:value-type="float" office:value="139.244">
                <text:p>139.244</text:p>
              </table:table-cell>
              <table:table-cell office:value-type="float" office:value="21.33">
                <text:p>21.33</text:p>
              </table:table-cell>
              <table:table-cell office:value-type="float" office:value="2.093">
                <text:p>2.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2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